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style:font-name="Liberation Serif" fo:font-weight="bold" officeooo:rsid="001ffc94" officeooo:paragraph-rsid="001ffc94" style:font-weight-asian="bold" style:font-weight-complex="bold"/>
    </style:style>
    <style:style style:name="P2" style:family="paragraph" style:parent-style-name="Standard">
      <style:paragraph-properties fo:line-height="115%"/>
      <style:text-properties style:font-name="Liberation Serif" fo:letter-spacing="normal" officeooo:rsid="001ffc94" officeooo:paragraph-rsid="001ffc94"/>
    </style:style>
    <style:style style:name="P3" style:family="paragraph" style:parent-style-name="Standard">
      <style:paragraph-properties fo:line-height="115%"/>
      <style:text-properties style:font-name="Liberation Serif" fo:letter-spacing="normal" fo:font-weight="bold" officeooo:rsid="00203fa6" officeooo:paragraph-rsid="00203fa6" style:font-weight-asian="bold" style:font-weight-complex="bold"/>
    </style:style>
    <style:style style:name="P4" style:family="paragraph" style:parent-style-name="Standard">
      <style:paragraph-properties fo:line-height="115%"/>
      <style:text-properties style:font-name="Liberation Serif" fo:letter-spacing="normal" fo:font-weight="bold" officeooo:rsid="0021c10f" officeooo:paragraph-rsid="0021c10f" style:font-weight-asian="bold" style:font-weight-complex="bold"/>
    </style:style>
    <style:style style:name="P5" style:family="paragraph" style:parent-style-name="Standard">
      <style:paragraph-properties fo:line-height="115%"/>
      <style:text-properties style:font-name="Liberation Serif" fo:letter-spacing="normal" fo:font-weight="bold" officeooo:rsid="0023230e" officeooo:paragraph-rsid="0023230e" style:font-weight-asian="bold" style:font-weight-complex="bold"/>
    </style:style>
    <style:style style:name="P6" style:family="paragraph" style:parent-style-name="Standard">
      <style:paragraph-properties fo:line-height="115%"/>
      <style:text-properties style:font-name="Liberation Mono" fo:letter-spacing="normal" officeooo:rsid="001ffc94" officeooo:paragraph-rsid="001ffc94"/>
    </style:style>
    <style:style style:name="P7" style:family="paragraph" style:parent-style-name="Standard">
      <style:paragraph-properties fo:line-height="115%"/>
      <style:text-properties fo:letter-spacing="normal" officeooo:rsid="001ffc94" officeooo:paragraph-rsid="001ffc94"/>
    </style:style>
    <style:style style:name="P8" style:family="paragraph" style:parent-style-name="Standard">
      <style:paragraph-properties fo:line-height="115%"/>
      <style:text-properties fo:letter-spacing="normal" officeooo:paragraph-rsid="001ffc94"/>
    </style:style>
    <style:style style:name="T1" style:family="text">
      <style:text-properties style:font-name="Liberation Mono"/>
    </style:style>
    <style:style style:name="T2" style:family="text">
      <style:text-properties style:font-name="Liberation Serif"/>
    </style:style>
    <style:style style:name="T3" style:family="text">
      <style:text-properties style:font-name="Liberation Serif"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1ffc94"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3230e" style:font-weight-asian="normal" style:font-weight-complex="normal"/>
    </style:style>
    <style:style style:name="T8" style:family="text">
      <style:text-properties fo:font-weight="normal" officeooo:rsid="00246782" style:font-weight-asian="normal" style:font-weight-complex="normal"/>
    </style:style>
    <style:style style:name="T9" style:family="text">
      <style:text-properties officeooo:rsid="00203fa6"/>
    </style:style>
    <style:style style:name="T10" style:family="text">
      <style:text-properties fo:letter-spacing="normal"/>
    </style:style>
    <style:style style:name="T11" style:family="text">
      <style:text-properties fo:letter-spacing="normal"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ichard Chung</text:p>
      <text:p text:style-name="P7">Project 1: Text Categorization</text:p>
      <text:p text:style-name="P7"/>
      <text:p text:style-name="P7"><text:span text:style-name="T4">Operating System: </text:span>Ubuntu 24.04.1</text:p>
      <text:p text:style-name="P7"><text:span text:style-name="T4">Programming Language: </text:span>Python 3.12.3</text:p>
      <text:p text:style-name="P8"><text:span text:style-name="T5">Running program: </text:span><text:span text:style-name="T1">python3 tc.py</text:span></text:p>
      <text:p text:style-name="P7"><text:span text:style-name="T3">Required libraries: </text:span><text:span text:style-name="T1">collections</text:span><text:span text:style-name="T2">, </text:span><text:span text:style-name="T1">nltk</text:span><text:span text:style-name="T2">, and </text:span><text:span text:style-name="T1">tqdm</text:span></text:p>
      <text:p text:style-name="P2">All of them can be installed via</text:p>
      <text:p text:style-name="P6">pip install &lt;package_name&gt;</text:p>
      <text:p text:style-name="P2"><text:span text:style-name="T4">Machine Learning Method: </text:span>Naïve Bayes</text:p>
      <text:p text:style-name="P2"><text:span text:style-name="T4">Tokenization: </text:span>The program uses NLTK’s built in word tokenizer to tokenize the entire document, then changes it to lowercase, and uses NLTK’s “<text:span text:style-name="T9">WordNetLemmatizer</text:span>” to <text:span text:style-name="T9">lemmatize</text:span> the words. </text:p>
      <text:p text:style-name="P1"><text:span text:style-name="T10">Smoothing <text:s/></text:span><text:span text:style-name="T11">Laplace smoothing – this smoothing was implemented in the Wikipedia implementation of Naïve Bayes, which is why I used it: </text:span><text:a xlink:type="simple" xlink:href="https://en.wikipedia.org/wiki/Naive_Bayes_classifier" text:style-name="Internet_20_link" text:visited-style-name="Visited_20_Internet_20_Link"><text:span text:style-name="T11">https://en.wikipedia.org/wiki/Naive_Bayes_classifier</text:span></text:a><text:span text:style-name="T11"> </text:span></text:p>
      <text:p text:style-name="P3">Optional Parameters:<text:span text:style-name="T6"> </text:span></text:p>
      <text:p text:style-name="P3"><text:span text:style-name="T6">I initially used a stemmer instead of a lemmatizer, but noticed that the performance was (very slightly) better for a lemmatizer. Based on online research as well, a lemmatizer is slower, but achieves somatic meaning better as well, which is why I used a lemmatizer in the end. </text:span></text:p>
      <text:p text:style-name="P3"><text:span text:style-name="T6">I also initially neglected </text:span><text:span text:style-name="T7">to account for </text:span><text:span text:style-name="T6">case sensitivit</text:span><text:span text:style-name="T7">y, but I remembered Naive Bayes was a “bag of words” approach, so I converted all words to low</text:span><text:span text:style-name="T8">x</text:span><text:span text:style-name="T7">ercase. </text:span></text:p>
      <text:p text:style-name="P4"><text:span text:style-name="T6">I notice that the stemmer versus lemmatizer approach barely made a difference (about one or so percent accuracy difference </text:span><text:span text:style-name="T7">in favor of the lemmatizer</text:span><text:span text:style-name="T6">), but the case sensitivity made a larger difference </text:span><text:span text:style-name="T7">(two or three percent improvement when ignoring case sensitivity)</text:span></text:p>
      <text:p text:style-name="P4">Performance Evaluation: <text:span text:style-name="T6">To evaluate performance, I split the training set into roughly half, and set that as my test set. There is a commented piece of code in the program that reads label files as if they were test files, so I used that to get all the words. Note that I had to shuffle the lines of the training set before splitting the data, as there seems to be an absurd amount of US News documents in the first half of the training set, so my algorithm assumed everything was US News. </text:span></text:p>
      <text:p text:style-name="P4">Additional Information:<text:span text:style-name="T6"> I noticed that Naive Bayes is very slow when classifying more categories</text:span><text:span text:style-name="T7">, and ends up taking about 2 seconds per document for the the third corpus. </text:span></text:p>
      <text:p text:style-name="P5"><text:span text:style-name="T7">I </text:span><text:span text:style-name="T6">also implemented the TQDM progress bars, so users are able to see the progress for training and testing dataset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5T19:03:59.223948564</meta:creation-date>
    <meta:generator>LibreOffice/24.2.5.2$Linux_X86_64 LibreOffice_project/420$Build-2</meta:generator>
    <dc:date>2024-10-05T22:51:00.182734597</dc:date>
    <meta:editing-duration>PT2H54M52S</meta:editing-duration>
    <meta:editing-cycles>3</meta:editing-cycles>
    <meta:print-date>2024-10-05T19:45:10.453003592</meta:print-date>
    <meta:printed-by>PDF files</meta:printed-by>
    <meta:document-statistic meta:table-count="0" meta:image-count="0" meta:object-count="0" meta:page-count="1" meta:paragraph-count="18" meta:word-count="346" meta:character-count="2157" meta:non-whitespace-character-count="1819"/>
  </office:meta>
</office:document-meta>
</file>